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f3c" officeooo:paragraph-rsid="00030f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Ref to insert : </text:p>
      <text:p text:style-name="P1"/>
      <text:p text:style-name="P1">1 https://archive.org/details/highimpacteducat0000kuhg</text:p>
      <text:p text:style-name="P1">2 https://www.lifescied.org/doi/10.1187/cbe.22-10-0211</text:p>
      <text:p text:style-name="P1">3 Wenk L, Tronsky L. 2011. First-year students benefit from reading</text:p>
      <text:p text:style-name="P1">primary research articles. J Coll Sci Teach 40:4</text:p>
      <text:p text:style-name="P1">4 https://www.lifescied.org/doi/10.1187/cbe.02-07-0024</text:p>
      <text:p text:style-name="P1">5 https://digitalcommons.unl.edu/nchchip/31/</text:p>
      <text:p text:style-name="P1">6 https://digitalcommons.unl.edu/nchchip/27/</text:p>
      <text:p text:style-name="Standard"/>
      <text:p text:style-name="Standard"/>
      <text:p text:style-name="Standard"/>
      <text:p text:style-name="Standard">Deep, typically individualized, approaches to learning (e.g., independent studies,</text:p>
      <text:p text:style-name="Standard">honors contracts, and undergraduate research) are beneficial to students as they</text:p>
      <text:p text:style-name="Standard">are associated with higher grades and improvements in information retention and</text:p>
      <text:p text:style-name="Standard">transfer (1). Most of these high-impact practices will introduce students to the scientific</text:p>
      <text:p text:style-name="Standard">process via primary scientific literature. Reading primary scientific literature is associ</text:p>
      <text:p text:style-name="Standard">ated with many positive benefits to students [reviewed in reference (2)] including</text:p>
      <text:p text:style-name="Standard">improvements in the ability to develop research questions and hypotheses, interpret</text:p>
      <text:p text:style-name="Standard">data, and draw conclusions [e.g., reference (3)] as well as improved content knowledge</text:p>
      <text:p text:style-name="Standard">[e.g., reference (4)] among others. However, this type of teaching requires more course</text:p>
      <text:p text:style-name="Standard">preparation time relative to higher enrollment courses [e.g., honors contracts (5, 6)]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1:12:28.354638366</meta:creation-date>
    <dc:date>2025-01-11T12:47:10.645826261</dc:date>
    <meta:editing-duration>PT1H34M43S</meta:editing-duration>
    <meta:editing-cycles>1</meta:editing-cycles>
    <meta:document-statistic meta:table-count="0" meta:image-count="0" meta:object-count="0" meta:page-count="1" meta:paragraph-count="18" meta:word-count="149" meta:character-count="1228" meta:non-whitespace-character-count="1096"/>
    <meta:generator>LibreOffice/24.2.7.2$Linux_X86_64 LibreOffice_project/420$Build-2</meta:generator>
  </office:meta>
</office:document-meta>
</file>